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Open Sans" fo:font-size="13pt" officeooo:rsid="0008cbf7" officeooo:paragraph-rsid="0008cbf7" style:font-size-asian="13pt" style:font-size-complex="13pt"/>
    </style:style>
    <style:style style:name="P2" style:family="paragraph" style:parent-style-name="Standard">
      <style:text-properties style:font-name="Open Sans" fo:font-size="13pt" officeooo:rsid="000a10cb" officeooo:paragraph-rsid="000a10cb" style:font-size-asian="13pt" style:font-size-complex="13pt"/>
    </style:style>
    <style:style style:name="P3" style:family="paragraph" style:parent-style-name="Standard">
      <style:text-properties style:font-name="Open Sans" fo:font-size="13pt" fo:font-weight="bold" officeooo:rsid="0008cbf7" officeooo:paragraph-rsid="0008cbf7" style:font-size-asian="13pt" style:font-weight-asian="bold" style:font-size-complex="13pt" style:font-weight-complex="bold"/>
    </style:style>
    <style:style style:name="P4" style:family="paragraph" style:parent-style-name="Standard">
      <style:text-properties style:font-name="Open Sans" fo:font-size="13pt" fo:font-weight="bold" officeooo:rsid="0008cbf7" officeooo:paragraph-rsid="000931a5" style:font-size-asian="13pt" style:font-weight-asian="bold" style:font-size-complex="13pt" style:font-weight-complex="bold"/>
    </style:style>
    <style:style style:name="P5" style:family="paragraph" style:parent-style-name="Standard">
      <style:text-properties style:font-name="Open Sans" fo:font-size="13pt" fo:font-weight="bold" officeooo:rsid="000931a5" officeooo:paragraph-rsid="000931a5" style:font-size-asian="13pt" style:font-weight-asian="bold" style:font-size-complex="13pt" style:font-weight-complex="bold"/>
    </style:style>
    <style:style style:name="P6" style:family="paragraph" style:parent-style-name="Standard">
      <style:text-properties style:font-name="Open Sans" fo:font-size="13pt" fo:font-weight="bold" officeooo:rsid="000931a5" officeooo:paragraph-rsid="000a10cb" style:font-size-asian="13pt" style:font-weight-asian="bold" style:font-size-complex="13pt" style:font-weight-complex="bold"/>
    </style:style>
    <style:style style:name="P7" style:family="paragraph" style:parent-style-name="Standard">
      <style:text-properties style:font-name="Open Sans" fo:font-size="13pt" style:text-underline-style="solid" style:text-underline-width="auto" style:text-underline-color="font-color" fo:font-weight="bold" officeooo:rsid="0008cbf7" officeooo:paragraph-rsid="0008cbf7" style:font-size-asian="13pt" style:font-weight-asian="bold" style:font-size-complex="13pt" style:font-weight-complex="bold"/>
    </style:style>
    <style:style style:name="P8" style:family="paragraph" style:parent-style-name="Standard">
      <style:paragraph-properties fo:text-align="end" style:justify-single-word="false"/>
      <style:text-properties style:font-name="Open Sans" fo:font-size="10pt" officeooo:rsid="0008cbf7" officeooo:paragraph-rsid="0008cbf7" style:font-size-asian="10pt" style:font-size-complex="10pt"/>
    </style:style>
    <style:style style:name="P9" style:family="paragraph" style:parent-style-name="Standard">
      <style:paragraph-properties fo:text-align="end" style:justify-single-word="false"/>
      <style:text-properties style:font-name="Open Sans" fo:font-size="10pt" fo:font-style="italic" officeooo:rsid="0008cbf7" officeooo:paragraph-rsid="0008cbf7" style:font-size-asian="10pt" style:font-style-asian="italic" style:font-size-complex="10pt" style:font-style-complex="italic"/>
    </style:style>
    <style:style style:name="P10" style:family="paragraph" style:parent-style-name="Standard">
      <style:text-properties style:font-name="Open Sans" fo:font-size="13pt" fo:font-weight="normal" officeooo:rsid="000a10cb" officeooo:paragraph-rsid="000a10cb" style:font-size-asian="13pt" style:font-weight-asian="normal" style:font-size-complex="13pt" style:font-weight-complex="normal"/>
    </style:style>
    <style:style style:name="P11" style:family="paragraph" style:parent-style-name="Standard">
      <style:text-properties style:font-name="Open Sans" fo:font-size="13pt" fo:font-weight="normal" officeooo:rsid="0008cbf7" officeooo:paragraph-rsid="0008cbf7" style:font-size-asian="13pt" style:font-weight-asian="normal" style:font-size-complex="13pt" style:font-weight-complex="normal"/>
    </style:style>
    <style:style style:name="P12" style:family="paragraph" style:parent-style-name="Standard">
      <style:text-properties style:font-name="Open Sans" fo:font-size="13pt" fo:font-weight="normal" officeooo:rsid="000931a5" officeooo:paragraph-rsid="000931a5" style:font-size-asian="13pt" style:font-weight-asian="normal" style:font-size-complex="13pt" style:font-weight-complex="normal"/>
    </style:style>
    <style:style style:name="P13" style:family="paragraph" style:parent-style-name="Standard">
      <style:text-properties style:font-name="Open Sans" fo:font-size="13pt" fo:font-weight="bold" officeooo:rsid="000a10cb" officeooo:paragraph-rsid="000a10cb" style:font-size-asian="13pt" style:font-weight-asian="bold" style:font-size-complex="13pt" style:font-weight-complex="bold"/>
    </style:style>
    <style:style style:name="P14" style:family="paragraph" style:parent-style-name="Standard">
      <style:paragraph-properties fo:text-align="end" style:justify-single-word="false"/>
      <style:text-properties style:font-name="Open Sans" fo:font-size="10pt" fo:font-style="normal" officeooo:rsid="000a10cb" officeooo:paragraph-rsid="0008cbf7" style:font-size-asian="10pt" style:font-style-asian="normal" style:font-size-complex="10pt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normal" officeooo:rsid="000931a5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fo:font-weight="normal" officeooo:rsid="000a10cb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 officeooo:rsid="000931a5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style:text-underline-style="solid" style:text-underline-width="auto" style:text-underline-color="font-color" fo:font-weight="normal" officeooo:rsid="000931a5" style:font-style-asian="normal" style:font-weight-asian="normal" style:font-style-complex="normal" style:font-weight-complex="normal"/>
    </style:style>
    <style:style style:name="T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0931a5" style:font-weight-asian="normal" style:font-weight-complex="normal"/>
    </style:style>
    <style:style style:name="T12" style:family="text">
      <style:text-properties fo:font-weight="normal" officeooo:rsid="000a10cb" style:font-weight-asian="normal" style:font-weight-complex="normal"/>
    </style:style>
    <style:style style:name="T13" style:family="text">
      <style:text-properties fo:font-style="italic" officeooo:rsid="000a10cb" style:font-style-asian="italic" style:font-style-complex="italic"/>
    </style:style>
    <style:style style:name="T14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5" style:family="text">
      <style:text-properties fo:font-style="italic" style:text-underline-style="solid" style:text-underline-width="auto" style:text-underline-color="font-color" fo:font-weight="normal" officeooo:rsid="000931a5" style:font-style-asian="italic" style:font-weight-asian="normal" style:font-style-complex="italic" style:font-weight-complex="normal"/>
    </style:style>
    <style:style style:name="T16" style:family="text">
      <style:text-properties fo:font-style="italic" style:text-underline-style="none" fo:font-weight="normal" officeooo:rsid="000a10cb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style:text-underline-style="none" fo:font-weight="normal" officeooo:rsid="000931a5" style:font-weight-asian="normal" style:font-weight-complex="normal"/>
    </style:style>
    <style:style style:name="T19" style:family="text">
      <style:text-properties style:text-underline-style="none" fo:font-weight="normal" officeooo:rsid="000a10cb" style:font-weight-asian="normal" style:font-weight-complex="normal"/>
    </style:style>
    <style:style style:name="T20" style:family="text">
      <style:text-properties fo:font-size="10pt" fo:font-style="normal" officeooo:rsid="000931a5" style:font-size-asian="10pt" style:font-style-asian="normal" style:font-size-complex="10pt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ROLES</text:span><text:span text:style-name="T10"> (</text:span><text:span text:style-name="T5">ID</text:span><text:span text:style-name="T12">, label, description</text:span><text:span text:style-name="T10">)</text:span></text:p>
      <text:p text:style-name="P2"><text:span text:style-name="T1">PERMISSIONS </text:span><text:span text:style-name="T10">(</text:span><text:span text:style-name="T3">ID</text:span><text:span text:style-name="T10">, label, description)</text:span></text:p>
      <text:p text:style-name="P10"/>
      <text:p text:style-name="P2"><text:span text:style-name="T1">ROLES_PERMISSIONS</text:span><text:span text:style-name="T10"> (</text:span><text:span text:style-name="T14">roles_ID</text:span><text:span text:style-name="T3">, </text:span><text:span text:style-name="T14">permissions_ID</text:span><text:span text:style-name="T10">)</text:span></text:p>
      <text:p text:style-name="P13"/>
      <text:p text:style-name="P1"><text:span text:style-name="T1">USERS</text:span> (<text:span text:style-name="T2">ID</text:span>, username, email, firstname, lastname, phone, birthday, password, <text:span text:style-name="T13">role_ID</text:span>)</text:p>
      <text:p text:style-name="P3">USERS_PREFERENCES <text:span text:style-name="T10">(</text:span><text:span text:style-name="T14">user_ID</text:span><text:span text:style-name="T3">, ID</text:span><text:span text:style-name="T9">, pref_key, pref_value</text:span><text:span text:style-name="T10">)</text:span></text:p>
      <text:p text:style-name="P7"/>
      <text:p text:style-name="P3">ROUTES <text:span text:style-name="T10">(</text:span><text:span text:style-name="T15">user_ID</text:span><text:span text:style-name="T8">, </text:span><text:span text:style-name="T4">ID</text:span><text:span text:style-name="T18">, date_planned, departure, from_label, from_coords, to_label, to_coords</text:span><text:span text:style-name="T10">)</text:span></text:p>
      <text:p text:style-name="P3">ROUTES_DATA <text:span text:style-name="T10">(</text:span><text:span text:style-name="T15">user_ID</text:span><text:span text:style-name="T4">, </text:span><text:span text:style-name="T15">route_ID</text:span><text:span text:style-name="T4">, ID</text:span><text:span text:style-name="T18">, data_key, data_value</text:span><text:span text:style-name="T10">)</text:span></text:p>
      <text:p text:style-name="P4">ROUTES_STEPS<text:span text:style-name="T10"> (</text:span><text:span text:style-name="T15">user_ID</text:span><text:span text:style-name="T4">, </text:span><text:span text:style-name="T15">route_ID</text:span><text:span text:style-name="T4">, ID</text:span><text:span text:style-name="T18">, coords, data</text:span><text:span text:style-name="T10">)</text:span></text:p>
      <text:p text:style-name="P11"/>
      <text:p text:style-name="P4">REVIEWS<text:span text:style-name="T10"> </text:span><text:span text:style-name="T11">(</text:span><text:span text:style-name="T15">user_ID</text:span><text:span text:style-name="T8">, </text:span><text:span text:style-name="T15">route_ID</text:span><text:span text:style-name="T8">, </text:span><text:span text:style-name="T15">step_ID</text:span><text:span text:style-name="T4">, ID</text:span><text:span text:style-name="T18">, </text:span><text:span text:style-name="T19">review, rate, </text:span><text:span text:style-name="T16">reviewer_id</text:span><text:span text:style-name="T11">)</text:span></text:p>
      <text:p text:style-name="P12"/>
      <text:p text:style-name="P5">OPTIONS <text:span text:style-name="T10">(</text:span><text:span text:style-name="T5">option_name</text:span><text:span text:style-name="T12">, option_value</text:span><text:span text:style-name="T10">)</text:span></text:p>
      <text:p text:style-name="P1"/>
      <text:p text:style-name="P1"/>
      <text:p text:style-name="P1"/>
      <text:p text:style-name="P1"/>
      <text:p text:style-name="P1"/>
      <text:p text:style-name="P1"><text:s text:c="3"/><text:tab/><text:tab/><text:tab/><text:tab/><text:tab/><text:tab/><text:span text:style-name="T20">ID correspond toujours à l’identifiant de la table courante</text:span></text:p>
      <text:p text:style-name="P8"><text:span text:style-name="T6">underline</text:span><text:span text:style-name="T2"> </text:span><text:s text:c="10"/>PRIMARY KEY</text:p>
      <text:p text:style-name="P9">italic <text:s text:c="9"/><text:span text:style-name="T7">FOREIGN KEY</text:span></text:p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clipseSpark </meta:initial-creator>
    <meta:creation-date>2011-11-28T23:36:19</meta:creation-date>
    <meta:generator>LibreOffice/7.0.4.2$Linux_X86_64 LibreOffice_project/00$Build-2</meta:generator>
    <dc:date>2021-05-14T15:28:51.826500039</dc:date>
    <meta:editing-duration>PT18M15S</meta:editing-duration>
    <meta:editing-cycles>2</meta:editing-cycles>
    <meta:document-statistic meta:table-count="0" meta:image-count="0" meta:object-count="0" meta:page-count="1" meta:paragraph-count="13" meta:word-count="73" meta:character-count="673" meta:non-whitespace-character-count="585"/>
  </office:meta>
</office:document-meta>
</file>